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ParameterFactoryBean.setInitParamName( String init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aramet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arameterFactoryBean.setServletContex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ContextParamet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aramet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